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6b3d" officeooo:paragraph-rsid="001c6b3d"/>
    </style:style>
    <style:style style:name="P2" style:family="paragraph" style:parent-style-name="Standard">
      <style:text-properties officeooo:rsid="001e5dc5" officeooo:paragraph-rsid="001e5d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documento</text:p>
      <text:p text:style-name="P1"/>
      <text:p text:style-name="P2">esto son modificaciones</text:p>
      <text:p text:style-name="P2"/>
      <text:p text:style-name="P2"/>
      <text:p text:style-name="P2">y mas modificiaciones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9T20:50:21.033000000</dc:date>
    <meta:editing-duration>PT25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3" meta:word-count="8" meta:character-count="60" meta:non-whitespace-character-count="55"/>
  </office:meta>
</office:document-meta>
</file>